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marker-end="Arrow" draw:marker-end-width="0.3cm" draw:textarea-horizontal-align="center" draw:textarea-vertical-align="middle"/>
    </style:style>
    <style:style style:name="gr6" style:family="graphic" style:parent-style-name="standard">
      <style:graphic-properties svg:stroke-color="#800000" draw:textarea-horizontal-align="justify" draw:textarea-vertical-align="middle" draw:auto-grow-height="false"/>
    </style:style>
    <style:style style:name="gr7" style:family="graphic" style:parent-style-name="standard">
      <style:graphic-properties svg:stroke-color="#800000" draw:marker-end="Arrow" draw:marker-end-width="0.3cm" draw:textarea-horizontal-align="center" draw:textarea-vertical-align="middle"/>
    </style:style>
    <style:style style:name="gr8" style:family="graphic" style:parent-style-name="standard">
      <style:graphic-properties svg:stroke-color="#000000" draw:textarea-horizontal-align="justify" draw:textarea-vertical-align="middle" draw:auto-grow-height="false"/>
    </style:style>
    <style:style style:name="gr9" style:family="graphic" style:parent-style-name="standard">
      <style:graphic-properties svg:stroke-color="#000000" draw:marker-start="Arrow" draw:marker-start-width="0.3cm" draw:marker-end="Arrow" draw:marker-end-width="0.3cm" draw:textarea-horizontal-align="center" draw:textarea-vertical-align="middle"/>
    </style:style>
    <style:style style:name="gr10" style:family="graphic" style:parent-style-name="standard">
      <style:graphic-properties svg:stroke-color="#000000" draw:marker-end="Arrow" draw:marker-end-width="0.3cm" draw:textarea-horizontal-align="center" draw:textarea-vertical-align="middle"/>
    </style:style>
    <style:style style:name="gr11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1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5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indent="0cm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custom-shape draw:style-name="gr1" draw:text-style-name="P2" draw:id="id4" draw:layer="layout" svg:width="3.5cm" svg:height="3cm" svg:x="0.5cm" svg:y="3cm">
          <text:p text:style-name="P1">Initial Query:</text:p>
          <text:p text:style-name="P1">Town,</text:p>
          <text:p text:style-name="P1">#Guests,</text:p>
          <text:p text:style-name="P1">Dates, etc.</text:p>
          <draw:enhanced-geometry svg:viewBox="0 0 21600 21600" draw:type="rectangle" draw:enhanced-path="M 0 0 L 21600 0 21600 21600 0 21600 0 0 Z N"/>
        </draw:custom-shape>
        <draw:custom-shape draw:style-name="gr2" draw:text-style-name="P2" draw:id="id10" draw:layer="layout" svg:width="2.5cm" svg:height="3.5cm" svg:x="15.5cm" svg:y="3cm">
          <text:p text:style-name="P1">Capture </text:p>
          <text:p text:style-name="P1">Credit Card </text:p>
          <text:p text:style-name="P1">holder details</text:p>
          <draw:enhanced-geometry svg:viewBox="0 0 21600 21600" draw:type="rectangle" draw:enhanced-path="M 0 0 L 21600 0 21600 21600 0 21600 0 0 Z N"/>
        </draw:custom-shape>
        <draw:custom-shape draw:style-name="gr2" draw:text-style-name="P2" draw:id="id6" draw:layer="layout" svg:width="2.5cm" svg:height="4cm" svg:x="9.5cm" svg:y="2.5cm">
          <text:p text:style-name="P1">Display</text:p>
          <text:p text:style-name="P1">list of</text:p>
          <text:p text:style-name="P1"><text:s/>bookings</text:p>
          <text:p text:style-name="P1"><text:s/>with quotes</text:p>
          <text:p text:style-name="P1">&amp; list of</text:p>
          <text:p text:style-name="P1">manual </text:p>
          <text:p text:style-name="P1">enquiries</text:p>
          <draw:enhanced-geometry svg:viewBox="0 0 21600 21600" draw:type="rectangle" draw:enhanced-path="M 0 0 L 21600 0 21600 21600 0 21600 0 0 Z N"/>
        </draw:custom-shape>
        <draw:custom-shape draw:style-name="gr2" draw:text-style-name="P2" draw:id="id1" draw:layer="layout" svg:width="3.5cm" svg:height="1cm" svg:x="20cm" svg:y="9.5cm">
          <text:p text:style-name="P1"><text:s/>Payment</text:p>
          <text:p text:style-name="P1">Gateway</text:p>
          <draw:enhanced-geometry svg:viewBox="0 0 21600 21600" draw:type="rectangle" draw:enhanced-path="M 0 0 L 21600 0 21600 21600 0 21600 0 0 Z N"/>
        </draw:custom-shape>
        <draw:custom-shape draw:style-name="gr2" draw:text-style-name="P2" draw:id="id2" draw:layer="layout" svg:width="2cm" svg:height="1.5cm" svg:x="22.5cm" svg:y="4cm">
          <text:p text:style-name="P1">Thank you</text:p>
          <draw:enhanced-geometry svg:viewBox="0 0 21600 21600" draw:type="rectangle" draw:enhanced-path="M 0 0 L 21600 0 21600 21600 0 21600 0 0 Z N"/>
        </draw:custom-shape>
        <draw:custom-shape draw:style-name="gr2" draw:text-style-name="P2" draw:id="id3" draw:layer="layout" svg:width="4cm" svg:height="3cm" svg:x="23cm" svg:y="12cm">
          <text:p text:style-name="P1">Receive</text:p>
          <text:p text:style-name="P1">confirmed payments</text:p>
          <text:p text:style-name="P1"><text:s/>of bookings,</text:p>
          <text:p text:style-name="P1"/>
          <draw:enhanced-geometry svg:viewBox="0 0 21600 21600" draw:type="rectangle" draw:enhanced-path="M 0 0 L 21600 0 21600 21600 0 21600 0 0 Z N"/>
        </draw:custom-shape>
        <draw:line draw:style-name="gr3" draw:text-style-name="P2" draw:layer="layout" svg:x1="0.5cm" svg:y1="9cm" svg:x2="27.5cm" svg:y2="9cm">
          <text:p text:style-name="P3"/>
        </draw:line>
        <draw:line draw:style-name="gr3" draw:text-style-name="P2" draw:layer="layout" svg:x1="0.5cm" svg:y1="11cm" svg:x2="27cm" svg:y2="11cm">
          <text:p text:style-name="P3"/>
        </draw:line>
        <draw:frame draw:style-name="gr4" draw:layer="layout" svg:width="4.257cm" svg:height="0.725cm" svg:x="11.243cm" svg:y="0cm">
          <draw:text-box>
            <text:p text:style-name="P3">Poloelo Public Sites</text:p>
          </draw:text-box>
        </draw:frame>
        <draw:custom-shape draw:style-name="gr1" draw:text-style-name="P2" draw:id="id9" draw:layer="layout" svg:width="3cm" svg:height="3.5cm" svg:x="0.5cm" svg:y="12cm">
          <text:p text:style-name="P1">Check </text:p>
          <text:p text:style-name="P1">availability</text:p>
          <text:p text:style-name="P1">(check booking</text:p>
          <text:p text:style-name="P1">number exists)</text:p>
          <text:p text:style-name="P1"/>
          <draw:enhanced-geometry svg:viewBox="0 0 21600 21600" draw:type="rectangle" draw:enhanced-path="M 0 0 L 21600 0 21600 21600 0 21600 0 0 Z N"/>
        </draw:custom-shape>
        <draw:connector draw:style-name="gr5" draw:text-style-name="P2" draw:layer="layout" draw:type="lines" svg:x1="21.75cm" svg:y1="9.5cm" svg:x2="23.5cm" svg:y2="5.5cm" draw:start-shape="id1" draw:start-glue-point="0" draw:end-shape="id2" draw:end-glue-point="2" svg:d="m21750 9500v-500l1750-3000v-500">
          <text:p text:style-name="P3"/>
        </draw:connector>
        <draw:connector draw:style-name="gr5" draw:text-style-name="P2" draw:layer="layout" draw:type="lines" svg:x1="24.5cm" svg:y1="4.75cm" svg:x2="25cm" svg:y2="12cm" draw:start-shape="id2" draw:start-glue-point="1" draw:end-shape="id3" svg:d="m24500 4750h500v6750 500">
          <text:p text:style-name="P3"/>
        </draw:connector>
        <draw:custom-shape draw:style-name="gr6" draw:text-style-name="P1" draw:id="id13" draw:layer="layout" svg:width="3cm" svg:height="4cm" svg:x="23cm" svg:y="16.5cm">
          <text:p text:style-name="P1">After manual</text:p>
          <text:p text:style-name="P1"><text:s/>allocation,</text:p>
          <text:p text:style-name="P1">create Quote</text:p>
          <text:p text:style-name="P1">and email </text:p>
          <text:p text:style-name="P1">public site link </text:p>
          <text:p text:style-name="P1">to guest</text:p>
          <draw:enhanced-geometry svg:viewBox="0 0 21600 21600" draw:type="rectangle" draw:enhanced-path="M 0 0 L 21600 0 21600 21600 0 21600 0 0 Z N"/>
        </draw:custom-shape>
        <draw:connector draw:style-name="gr5" draw:text-style-name="P2" draw:layer="layout" draw:type="lines" draw:line-skew="0cm -0.5cm" svg:x1="10.453cm" svg:y1="2.038cm" svg:x2="2.25cm" svg:y2="3cm" draw:end-shape="id4" draw:end-glue-point="0" svg:d="m10453 2038v0l-8203-38v1000">
          <text:p text:style-name="P3"/>
        </draw:connector>
        <draw:custom-shape draw:style-name="gr6" draw:text-style-name="P2" draw:id="id5" draw:layer="layout" svg:width="4cm" svg:height="1cm" svg:x="23cm" svg:y="0.5cm">
          <text:p text:style-name="P1">Booking links</text:p>
          <text:p text:style-name="P1">from emails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draw:line-skew="-0.25cm" svg:x1="25cm" svg:y1="1.5cm" svg:x2="10.75cm" svg:y2="2.5cm" draw:start-shape="id5" draw:start-glue-point="2" draw:end-shape="id6" draw:end-glue-point="0" svg:d="m25000 1500v250h-14250v750">
          <text:p text:style-name="P3"/>
        </draw:connector>
        <draw:custom-shape draw:style-name="gr8" draw:text-style-name="P1" draw:id="id7" draw:layer="layout" svg:width="4cm" svg:height="3cm" svg:x="8.5cm" svg:y="12cm">
          <text:p text:style-name="P1">Retrieve</text:p>
          <text:p text:style-name="P1">Booking</text:p>
          <text:p text:style-name="P1">Info</text:p>
          <draw:enhanced-geometry svg:viewBox="0 0 21600 21600" draw:type="rectangle" draw:enhanced-path="M 0 0 L 21600 0 21600 21600 0 21600 0 0 Z N"/>
        </draw:custom-shape>
        <draw:connector draw:style-name="gr9" draw:text-style-name="P2" draw:layer="layout" draw:type="line" svg:x1="10.75cm" svg:y1="6.5cm" svg:x2="10.5cm" svg:y2="12cm" draw:start-shape="id6" draw:start-glue-point="2" draw:end-shape="id7" draw:end-glue-point="0" svg:d="m10750 6500-250 5500">
          <text:p text:style-name="P3"/>
        </draw:connector>
        <draw:custom-shape draw:style-name="gr8" draw:text-style-name="P2" draw:id="id8" draw:layer="layout" svg:width="4cm" svg:height="3cm" svg:x="0.5cm" svg:y="17cm">
          <text:p text:style-name="P1">Create</text:p>
          <text:p text:style-name="P1">enquiry and</text:p>
          <text:p text:style-name="P1">temp booking <text:s/></text:p>
          <text:p text:style-name="P1">with allocation</text:p>
          <draw:enhanced-geometry svg:viewBox="0 0 21600 21600" draw:type="rectangle" draw:enhanced-path="M 0 0 L 21600 0 21600 21600 0 21600 0 0 Z N"/>
        </draw:custom-shape>
        <draw:connector draw:style-name="gr10" draw:text-style-name="P2" draw:layer="layout" draw:type="line" svg:x1="4cm" svg:y1="4.5cm" svg:x2="9.5cm" svg:y2="4.5cm" draw:start-shape="id4" draw:start-glue-point="1" draw:end-shape="id6" svg:d="m4000 4500h5500">
          <text:p text:style-name="P3"/>
        </draw:connector>
        <draw:connector draw:style-name="gr11" draw:text-style-name="P2" draw:layer="layout" draw:type="line" svg:x1="2.5cm" svg:y1="17cm" svg:x2="2cm" svg:y2="15.5cm" draw:start-shape="id8" draw:start-glue-point="0" draw:end-shape="id9" draw:end-glue-point="2" svg:d="m2500 17000-500-1500">
          <text:p text:style-name="P3"/>
        </draw:connector>
        <draw:connector draw:style-name="gr11" draw:text-style-name="P2" draw:layer="layout" draw:type="line" svg:x1="2cm" svg:y1="12cm" svg:x2="2.25cm" svg:y2="6cm" draw:start-shape="id9" draw:start-glue-point="0" draw:end-shape="id4" draw:end-glue-point="2" svg:d="m2000 12000 250-6000">
          <text:p text:style-name="P3"/>
        </draw:connector>
        <draw:connector draw:style-name="gr5" draw:text-style-name="P2" draw:layer="layout" draw:type="line" svg:x1="12cm" svg:y1="4.5cm" svg:x2="15.5cm" svg:y2="4.75cm" draw:start-shape="id6" draw:start-glue-point="1" draw:end-shape="id10" draw:end-glue-point="3" svg:d="m12000 4500 3500 250">
          <text:p text:style-name="P3"/>
        </draw:connector>
        <draw:connector draw:style-name="gr5" draw:text-style-name="P2" draw:layer="layout" draw:type="line" svg:x1="18cm" svg:y1="4.75cm" svg:x2="20cm" svg:y2="10cm" draw:start-shape="id10" draw:start-glue-point="1" draw:end-shape="id1" draw:end-glue-point="3" svg:d="m18000 4750 2000 5250">
          <text:p text:style-name="P3"/>
        </draw:connector>
        <draw:custom-shape draw:style-name="gr2" draw:text-style-name="P2" draw:id="id11" draw:layer="layout" svg:width="4.5cm" svg:height="4cm" svg:x="14.5cm" svg:y="12cm">
          <text:p text:style-name="P1">Receive</text:p>
          <text:p text:style-name="P1">final list of</text:p>
          <text:p text:style-name="P1">bookings</text:p>
          <text:p text:style-name="P1">&amp;</text:p>
          <text:p text:style-name="P1">credit card holder </text:p>
          <text:p text:style-name="P1">details </text:p>
          <text:p text:style-name="P1"/>
          <draw:enhanced-geometry svg:viewBox="0 0 21600 21600" draw:type="rectangle" draw:enhanced-path="M 0 0 L 21600 0 21600 21600 0 21600 0 0 Z N"/>
        </draw:custom-shape>
        <draw:connector draw:style-name="gr5" draw:text-style-name="P2" draw:layer="layout" draw:type="line" svg:x1="16.75cm" svg:y1="6.5cm" svg:x2="16.75cm" svg:y2="12cm" draw:start-shape="id10" draw:start-glue-point="2" draw:end-shape="id11" svg:d="m16750 6500v5500">
          <text:p text:style-name="P3"/>
        </draw:connector>
        <draw:custom-shape draw:style-name="gr2" draw:text-style-name="P2" draw:id="id12" draw:layer="layout" svg:width="3cm" svg:height="3.5cm" svg:x="15.5cm" svg:y="17cm">
          <text:p text:style-name="P1">Manual</text:p>
          <text:p text:style-name="P1">Allocation</text:p>
          <draw:enhanced-geometry svg:viewBox="0 0 21600 21600" draw:type="rectangle" draw:enhanced-path="M 0 0 L 21600 0 21600 21600 0 21600 0 0 Z N"/>
        </draw:custom-shape>
        <draw:connector draw:style-name="gr5" draw:text-style-name="P2" draw:layer="layout" draw:type="line" svg:x1="16.75cm" svg:y1="16cm" svg:x2="17cm" svg:y2="17cm" draw:start-shape="id11" draw:start-glue-point="2" draw:end-shape="id12" svg:d="m16750 16000 250 1000">
          <text:p text:style-name="P3"/>
        </draw:connector>
        <draw:connector draw:style-name="gr5" draw:text-style-name="P2" draw:layer="layout" draw:type="line" svg:x1="18.5cm" svg:y1="18.75cm" svg:x2="23cm" svg:y2="18.5cm" draw:start-shape="id12" draw:start-glue-point="1" draw:end-shape="id13" svg:d="m18500 18750 4500-250">
          <text:p text:style-name="P3"/>
        </draw:connector>
        <presentation:notes draw:style-name="dp2">
          <draw:page-thumbnail draw:style-name="gr12" draw:layer="layout" svg:width="14.848cm" svg:height="11.135cm" svg:x="3.075cm" svg:y="2.257cm" draw:page-number="1" presentation:class="page"/>
          <draw:frame presentation:style-name="pr1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ZA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ffffff" draw:fill-gradient-name="Gradient_20_7" draw:fill-hatch-name="Hatch_20_1" draw:fill-image-name="Bitmape_20_1" draw:fill-image-width="0cm" draw:fill-image-height="0cm" fo:padding-top="0.125cm" fo:padding-bottom="0.125cm" fo:padding-left="0.25cm" fo:padding-right="0.25cm" fo:wrap-option="wrap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48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9.112cm" svg:height="1.484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9.112cm" svg:height="1.484cm" svg:x="11.887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9.112cm" svg:height="1.484cm" svg:x="0cm" svg:y="28.21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9.112cm" svg:height="1.484cm" svg:x="11.887cm" svg:y="28.215cm" presentation:class="page-number">
        <draw:text-box>
          <text:p text:style-name="P2"><text:span text:style-name="T1"><text:page-number>1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5cm" svg:y="19.131cm" presentation:class="page-number">
        <draw:text-box>
          <text:p text:style-name="P2"><text:span text:style-name="T1"><text:page-number>1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2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112cm" svg:height="1.484cm" svg:x="11.887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112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112cm" svg:height="1.484cm" svg:x="11.887cm" svg:y="28.215cm" presentation:class="page-number">
          <draw:text-box>
            <text:p text:style-name="P2"><text:span text:style-name="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creation-date>2009-11-02T09:46:07</meta:creation-date>
    <dc:creator>Mike Metcalfe</dc:creator>
    <dc:date>2009-11-19T10:00:05</dc:date>
    <meta:editing-cycles>22</meta:editing-cycles>
    <meta:editing-duration>PT15H3M17S</meta:editing-duration>
    <meta:user-defined meta:name="Info 1"/>
    <meta:user-defined meta:name="Info 2"/>
    <meta:user-defined meta:name="Info 3"/>
    <meta:user-defined meta:name="Info 4"/>
    <meta:document-statistic meta:object-count="52"/>
  </office:meta>
</office:document-meta>
</file>